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deas for re-shaping quadratic generation app, after initially using three functions to generate a coefficient for each power of 'x'. Now trying to use just one function. </text:p>
      <text:p text:style-name="Standard"/>
      <text:p text:style-name="Standard"/>
      <text:p text:style-name="Standard">JUST ONE FUNCTION </text:p>
      <text:p text:style-name="Standard">just noticed that, inside the three functions, you generate the 'coefficients' of x^2, x and C. But, really you can just define the variable for the coefficient 'outside' of the functions, and generate all 3 coefficients inside the one function. Then you can assign each of the three coefficients to a unique power of 'x'. and pass each to the element whose id is associated with the specified power of 'x'.</text:p>
      <text:p text:style-name="Standard"/>
      <text:p text:style-name="Standard">So since you've already defined the elements for coefficients a, b and c, you could, inside the function do, let coefficientA = (Math.floor(Math.random()*99 +1) and then use text coeffAaEl.textContent = coefficientA, and xSquaredEl.textContent = coefficientA; this will drop the coefficient of x^2 as 'a', and then drop that into the 'a=' field at the same time. <text:s/>Repeat with 'b' and 'c', all inside the same function and you're done.</text:p>
      <text:p text:style-name="Standard"/>
      <text:p text:style-name="Standard">So this only requires one generate button which initializes the function. </text:p>
      <text:p text:style-name="Standard"/>
      <text:p text:style-name="Standard">you could generate the solutions inside that same function but, avoiding 'let' and 'var' would allow the result to be avialable 'outside' of the function. And then you could just use a generate solutions button to 'reveal' the the answer. Will have to test that this actually works. </text:p>
      <text:p text:style-name="P1">DONE</text:p>
      <text:p text:style-name="Standard"/>
      <text:p text:style-name="Standard"><text:s/>POLARITY</text:p>
      <text:p text:style-name="Standard">Then there's the issue of polarity. </text:p>
      <text:p text:style-name="Standard">We want to generate either a negative or a positive in the spaces 'between' the powers of <text:s/>'x' and their coefficients so you need to know how to generate a '+' or a '-'. </text:p>
      <text:p text:style-name="Standard">I think that might be easy, because you could just use the already created generation functions which puts out numbers from 1-100, and then stipulate that if the number generated is &lt;= 50 then the text content for the polarity element is '-', and if the generated number is &gt; 50, then the text content for the polarity is '+'. <text:s/></text:p>
      <text:p text:style-name="Standard">There might actually be a thing for that, but it's fun to do it just for logical reasoning. </text:p>
      <text:p text:style-name="Standard"/>
      <text:p text:style-name="Standard"/>
      <text:p text:style-name="Standard">SOLVING FOR 'X'.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1T16:55:39.32</dc:date>
    <meta:editing-duration>P1DT20H6M6S</meta:editing-duration>
    <meta:editing-cycles>36</meta:editing-cycles>
    <meta:generator>OpenOffice/4.1.11$Win32 OpenOffice.org_project/4111m1$Build-9808</meta:generator>
    <meta:document-statistic meta:table-count="0" meta:image-count="0" meta:object-count="0" meta:page-count="1" meta:paragraph-count="13" meta:word-count="352" meta:character-count="2043"/>
  </office:meta>
</office:document-meta>
</file>